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6.977cm" fo:margin-left="0.028cm" fo:margin-right="-0.005cm" table:align="margins"/>
    </style:style>
    <style:style style:name="Tabela1.A" style:family="table-column">
      <style:table-column-properties style:column-width="0.924cm" style:rel-column-width="3567*"/>
    </style:style>
    <style:style style:name="Tabela1.B" style:family="table-column">
      <style:table-column-properties style:column-width="3.203cm" style:rel-column-width="12364*"/>
    </style:style>
    <style:style style:name="Tabela1.C" style:family="table-column">
      <style:table-column-properties style:column-width="3.33cm" style:rel-column-width="12855*"/>
    </style:style>
    <style:style style:name="Tabela1.D" style:family="table-column">
      <style:table-column-properties style:column-width="3.581cm" style:rel-column-width="13821*"/>
    </style:style>
    <style:style style:name="Tabela1.E" style:family="table-column">
      <style:table-column-properties style:column-width="5.939cm" style:rel-column-width="22928*"/>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center" style:justify-single-word="false" fo:break-before="page"/>
    </style:style>
    <style:style style:name="P4" style:family="paragraph" style:parent-style-name="Standard">
      <style:paragraph-properties fo:text-align="justify" style:justify-single-word="false" fo:break-before="page"/>
    </style:style>
    <style:style style:name="P5" style:family="paragraph" style:parent-style-name="Table_20_Contents">
      <style:paragraph-properties fo:text-align="center" style:justify-single-word="false"/>
    </style:style>
    <style:style style:name="P6" style:family="paragraph" style:parent-style-name="Standard">
      <style:paragraph-properties fo:margin-top="0cm" fo:margin-bottom="0.353cm" fo:line-height="115%" fo:text-align="center" style:justify-single-word="false" style:text-autospace="none"/>
      <style:text-properties style:font-name="Calibri" fo:font-size="11pt" fo:font-style="italic" style:font-name-asian="Calibri" style:font-size-asian="11pt" style:font-style-asian="italic" style:font-name-complex="Calibri" style:font-size-complex="11pt" style:font-style-complex="italic"/>
    </style:style>
    <style:style style:name="P7" style:family="paragraph" style:parent-style-name="Standard">
      <style:paragraph-properties fo:margin-top="0cm" fo:margin-bottom="0.353cm" fo:line-height="115%" fo:text-align="center" style:justify-single-word="false" fo:break-before="page" style:text-autospace="none"/>
      <style:text-properties style:font-name="Calibri" fo:font-size="11pt" fo:font-style="italic" style:font-name-asian="Calibri" style:font-size-asian="11pt" style:font-style-asian="italic" style:font-name-complex="Calibri" style:font-size-complex="11pt" style:font-style-complex="italic"/>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paragraph-properties fo:text-align="justify" style:justify-single-word="false"/>
    </style:style>
    <style:style style:name="P10" style:family="paragraph" style:parent-style-name="Strona_20_tytułowa_20_1" style:master-page-name="First_20_Page">
      <style:paragraph-properties style:page-number="auto"/>
    </style:style>
    <style:style style:name="P11" style:family="paragraph" style:parent-style-name="Heading_20_1" style:list-style-name="">
      <style:paragraph-properties>
        <style:tab-stops/>
      </style:paragraph-properties>
    </style:style>
    <style:style style:name="P12"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officeooo:rsid="000db12f"/>
    </style:style>
    <style:style style:name="T3" style:family="text">
      <style:text-properties fo:font-style="italic" style:font-style-asian="italic" style:font-style-complex="italic" officeooo:rsid="001b7b5e"/>
    </style:style>
    <style:style style:name="T4" style:family="text">
      <style:text-properties fo:font-style="italic" style:font-style-asian="italic" style:font-style-complex="italic" officeooo:rsid="00272a9c"/>
    </style:style>
    <style:style style:name="T5" style:family="text">
      <style:text-properties fo:font-style="normal" style:font-style-asian="normal" style:font-style-complex="normal"/>
    </style:style>
    <style:style style:name="T6" style:family="text">
      <style:text-properties fo:font-style="normal" style:font-style-asian="normal" style:font-style-complex="normal" officeooo:rsid="00272a9c"/>
    </style:style>
    <style:style style:name="T7" style:family="text">
      <style:text-properties fo:font-style="normal" style:font-style-asian="normal" style:font-style-complex="normal" officeooo:rsid="0028417c"/>
    </style:style>
    <style:style style:name="T8" style:family="text">
      <style:text-properties officeooo:rsid="00015cc4"/>
    </style:style>
    <style:style style:name="T9" style:family="text">
      <style:text-properties officeooo:rsid="00038ba7"/>
    </style:style>
    <style:style style:name="T10" style:family="text">
      <style:text-properties officeooo:rsid="000db12f"/>
    </style:style>
    <style:style style:name="T11" style:family="text">
      <style:text-properties officeooo:rsid="0011a8cb"/>
    </style:style>
    <style:style style:name="T12" style:family="text">
      <style:text-properties officeooo:rsid="001522ea"/>
    </style:style>
    <style:style style:name="T13" style:family="text">
      <style:text-properties officeooo:rsid="0016f977"/>
    </style:style>
    <style:style style:name="T14" style:family="text">
      <style:text-properties officeooo:rsid="001a5415"/>
    </style:style>
    <style:style style:name="T15" style:family="text">
      <style:text-properties officeooo:rsid="001b7b5e"/>
    </style:style>
    <style:style style:name="T16" style:family="text">
      <style:text-properties officeooo:rsid="001be333"/>
    </style:style>
    <style:style style:name="T17" style:family="text">
      <style:text-properties officeooo:rsid="001d1379"/>
    </style:style>
    <style:style style:name="T18" style:family="text">
      <style:text-properties officeooo:rsid="001e0f85"/>
    </style:style>
    <style:style style:name="T19" style:family="text">
      <style:text-properties officeooo:rsid="001f0d4f"/>
    </style:style>
    <style:style style:name="T20" style:family="text">
      <style:text-properties officeooo:rsid="001f1ef6"/>
    </style:style>
    <style:style style:name="T21" style:family="text">
      <style:text-properties officeooo:rsid="00203210"/>
    </style:style>
    <style:style style:name="T22" style:family="text">
      <style:text-properties officeooo:rsid="0021c98f"/>
    </style:style>
    <style:style style:name="T23" style:family="text">
      <style:text-properties officeooo:rsid="0022ac2f"/>
    </style:style>
    <style:style style:name="T24" style:family="text">
      <style:text-properties officeooo:rsid="00245b14"/>
    </style:style>
    <style:style style:name="T25" style:family="text">
      <style:text-properties officeooo:rsid="00272a9c"/>
    </style:style>
    <style:style style:name="T26" style:family="text">
      <style:text-properties officeooo:rsid="002cb3a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rona_20_tytułowa_20_1">Krzysztof Kusiak, Rafał Łukaszewski</text:p>
      <text:p text:style-name="Strona_20_tytułowa_20_1"/>
      <text:p text:style-name="Strona_20_tytułowa_20_1"/>
      <text:p text:style-name="Strona_20_tytułowa_20_1"/>
      <text:p text:style-name="Strona_20_tytułowa_20_1"/>
      <text:p text:style-name="Strona_20_tytułowa_20_1">Dokumentacja projektu <text:span text:style-name="T1">Under Siege</text:span></text:p>
      <text:p text:style-name="Strona_20_tytułowa_20_2">Szkic architektury</text:p>
      <text:p text:style-name="Strona_20_tytułowa_20_2"/>
      <text:p text:style-name="Strona_20_tytułowa_20_2">15 czerwca 2011</text:p>
      <text:p text:style-name="P6"/>
      <text:p text:style-name="P7"/>
      <text:p text:style-name="P3">Tabela 1. Historia zmian</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table-cell table:style-name="Tabela1.A1" office:value-type="string">
              <text:p text:style-name="Table_20_Heading">Lp.</text:p>
            </table:table-cell>
            <table:table-cell table:style-name="Tabela1.A1" office:value-type="string">
              <text:p text:style-name="Table_20_Heading">Data</text:p>
            </table:table-cell>
            <table:table-cell table:style-name="Tabela1.A1" office:value-type="string">
              <text:p text:style-name="Table_20_Heading">Numer wersji</text:p>
            </table:table-cell>
            <table:table-cell table:style-name="Tabela1.A1" office:value-type="string">
              <text:p text:style-name="Table_20_Heading">Autor</text:p>
            </table:table-cell>
            <table:table-cell table:style-name="Tabela1.E1" office:value-type="string">
              <text:p text:style-name="Table_20_Heading">Opis zmian</text:p>
            </table:table-cell>
          </table:table-row>
        </table:table-header-rows>
        <table:table-row>
          <table:table-cell table:style-name="Tabela1.A2" office:value-type="string">
            <text:p text:style-name="P5">1.</text:p>
          </table:table-cell>
          <table:table-cell table:style-name="Tabela1.A2" office:value-type="string">
            <text:p text:style-name="P5"><text:span text:style-name="T10">18</text:span> <text:span text:style-name="T10">listopada</text:span> 2010</text:p>
          </table:table-cell>
          <table:table-cell table:style-name="Tabela1.A2" office:value-type="string">
            <text:p text:style-name="P5"><text:span text:style-name="T8">0.</text:span><text:span text:style-name="T9">0</text:span><text:span text:style-name="T8">1</text:span></text:p>
          </table:table-cell>
          <table:table-cell table:style-name="Tabela1.A2" office:value-type="string">
            <text:p text:style-name="P5">Krzysztof Kusiak</text:p>
          </table:table-cell>
          <table:table-cell table:style-name="Tabela1.E2" office:value-type="string">
            <text:p text:style-name="P5">utworzenie dokumentu</text:p>
          </table:table-cell>
        </table:table-row>
        <table:table-row>
          <table:table-cell table:style-name="Tabela1.A2" office:value-type="string">
            <text:p text:style-name="P5">2.</text:p>
          </table:table-cell>
          <table:table-cell table:style-name="Tabela1.A2" office:value-type="string">
            <text:p text:style-name="P5"><text:span text:style-name="T10">20</text:span> <text:span text:style-name="T10">listopada </text:span>2010</text:p>
          </table:table-cell>
          <table:table-cell table:style-name="Tabela1.A2" office:value-type="string">
            <text:p text:style-name="P5">0.1</text:p>
          </table:table-cell>
          <table:table-cell table:style-name="Tabela1.A2" office:value-type="string">
            <text:p text:style-name="P5">Krzysztof Kusiak</text:p>
          </table:table-cell>
          <table:table-cell table:style-name="Tabela1.E2" office:value-type="string">
            <text:p text:style-name="P5">dodanie <text:span text:style-name="T10">podstawowych informacji o architekturze silnika gry</text:span></text:p>
          </table:table-cell>
        </table:table-row>
        <table:table-row>
          <table:table-cell table:style-name="Tabela1.A2" office:value-type="string">
            <text:p text:style-name="P5">3.</text:p>
          </table:table-cell>
          <table:table-cell table:style-name="Tabela1.A2" office:value-type="string">
            <text:p text:style-name="P5"><text:span text:style-name="T12">16 stycznia 201</text:span><text:span text:style-name="T13">1</text:span></text:p>
          </table:table-cell>
          <table:table-cell table:style-name="Tabela1.A2" office:value-type="string">
            <text:p text:style-name="P5">0.2</text:p>
          </table:table-cell>
          <table:table-cell table:style-name="Tabela1.A2" office:value-type="string">
            <text:p text:style-name="P5">Krzysztof Kusiak</text:p>
          </table:table-cell>
          <table:table-cell table:style-name="Tabela1.E2" office:value-type="string">
            <text:p text:style-name="P5">uzupełnienie informacji<text:line-break/>o wykorzystywanych bibliotekach</text:p>
          </table:table-cell>
        </table:table-row>
      </table:table>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pis treści</text:p>
          </text:index-title>
          <text:p text:style-name="P8">1. Wstęp<text:tab/>5</text:p>
          <text:p text:style-name="P8">2. Opis elementów architektury silnika gry<text:tab/>5</text:p>
        </text:index-body>
      </text:table-of-content>
      <text:h text:style-name="Heading_20_1" text:outline-level="1"/>
      <text:h text:style-name="P11" text:outline-level="1"/>
      <text:p text:style-name="P2"/>
      <text:h text:style-name="P12" text:outline-level="1">1. <text:span text:style-name="T10">Wstęp</text:span></text:h>
      <text:p text:style-name="Text_20_body"><text:tab/>Niniejszy dokument stanowi wstępny opis architektury gry komputerowej <text:span text:style-name="T1">Under Siege</text:span><text:span text:style-name="T5">.</text:span> Oprócz prezentacji struktury oprogramowania zawiera on także uzasadnienie podjętych decyzji architektonicznych. Opisane tu rozwiązania mogą ulec zmianie w trakcie dalszej realizacji projektu.</text:p>
      <text:h text:style-name="Heading_20_1" text:outline-level="1">2. Opis elementów architektury silnika gry</text:h>
      <text:p text:style-name="Standard"><text:span text:style-name="T10">Do zadań silnika gry </text:span><text:span text:style-name="T2">Under Siege</text:span><text:span text:style-name="T10"> należeć będzie m.in.: <text:line-break/><text:tab/>a) wyświetlanie trójwymiarowych scen złożonych z wielu obiektów, </text:span></text:p>
      <text:p text:style-name="Standard"><text:tab/>b) odtwarzanie dźwięków, zarówno muzyki grającej w tle, jak i efektów dźwiękowych, </text:p>
      <text:p text:style-name="Standard"><text:tab/>c) obsługa urządzeń wejściowych, takich jak klawiatury, myszki i gamepady, </text:p>
      <text:p text:style-name="Standard"><text:span text:style-name="T10"><text:tab/>d) wykrywanie kolizji pomiędzy obiektami w grze</text:span><text:span text:style-name="T11">,</text:span></text:p>
      <text:p text:style-name="Standard"><text:tab/>e) odczytywanie modeli trójwymiarowych oraz innych zasobów (np. tekstur, shaderów), </text:p>
      <text:p text:style-name="Standard"><text:tab/>f) zarządzanie zasobami (kontrola wykorzystania pamięci itp.),</text:p>
      <text:p text:style-name="Standard"><text:tab/>g) realizacja animacji szkieletowej, </text:p>
      <text:p text:style-name="Standard"><text:tab/>h) dostarczenie komponentów do budowy interfejsu użytkownika. <text:tab/></text:p>
      <text:p text:style-name="Standard"/>
      <text:p text:style-name="Text_20_body"><text:tab/><text:span text:style-name="T25">Gra </text:span><text:span text:style-name="T4">Under Siege</text:span><text:span text:style-name="T6"> ma być produktem dos</text:span><text:span text:style-name="T7">t</text:span><text:span text:style-name="T6">ępnym dla użytkowników </text:span><text:span text:style-name="T7">niemal wszystkich popularnych </text:span><text:span text:style-name="T6">systemów operacyjnych używanych w komputerach domowych. To wymaganie<text:line-break/>w oczywisty sposób wpływa na wybór narzędzi, które będą zastosowane w procesie produkcji. Potrzeba bowiem komponentów, zapewniających sprawne działanie gry na różnych platformach, przy jednoczesnej minimalizacji nakładów pracy programistów i zachowaniu należytej wydajności.</text:span></text:p>
      <text:p text:style-name="Text_20_body"><text:span text:style-name="T10"><text:tab/>Do realizacji zadań związanych z grafiką trójwymiarową oraz animacją zostanie wykorzystany darmowy silnik Ogre 3D, będący wolnym oprogramowaniem wydanym na licencji MIT. Jego bogata funkcjonalność w pełni zaspokaja potrzeby związane z niniejszym projektem, pozostawiając znaczny margines możliwości, które mogą być wykorzystane w przyszłości. Do najważniejszych zalet silnika należy doskonała przenośność, przejawiająca się we wsparciu wielu systemów operacyjnych (Windows, Mac OS X, Linux) oraz podsystemów grafiki 3D (DirectX, OpenGL). Jest on oprogramowaniem dojrzałym, charakteryzującym się niezawodnością oraz dobrze przemyślanym </text:span><text:span text:style-name="T14">i </text:span><text:span text:style-name="T10">schludnym obiektowym interfejsem programistycznym. Ogre został<text:line-break/>z powodzeniem zastosowany w wielu grach, również komercyjnych</text:span><text:span text:style-name="T10"><text:note text:id="ftn1" text:note-class="footnote"><text:note-citation>1</text:note-citation><text:note-body><text:p text:style-name="Footnote"><text:span text:style-name="T10">Lista najważniejszych tytułów znajduje się pod adresem </text:span><text:a xlink:type="simple" xlink:href="http://www.ogre3d.org/tikiwiki/Projects+Using+OGRE"><text:span text:style-name="T10">http://www.ogre3d.org/tikiwiki/Projects+Using+OGRE</text:span></text:a><text:span text:style-name="T10">.</text:span></text:p></text:note-body></text:note></text:span><text:span text:style-name="T10">. </text:span></text:p>
      <text:p text:style-name="Text_20_body"><text:span text:style-name="T10"><text:tab/>Modele trójwymiarowe zapisywane będą w natywnym formacie silnika Ogre. Do modelowania wykorzystany zostanie Blender (</text:span><text:a xlink:type="simple" xlink:href="http://www.blender.org/"><text:span text:style-name="T10">http://www.blender.org/</text:span></text:a><text:span text:style-name="T10">) </text:span><text:span text:style-name="T11">– </text:span><text:span text:style-name="T10">darmowe i wolne oprogramowanie wydane na licencji GNU GPL wraz z odpowiednim eksporterem</text:span><text:span text:style-name="T10"><text:note text:id="ftn2" text:note-class="footnote"><text:note-citation>2</text:note-citation><text:note-body><text:p text:style-name="Footnote"><text:a xlink:type="simple" xlink:href="http://www.ogre3d.org/tikiwiki/Projects+Using+OGRE"><text:span text:style-name="T10">http://www.ogre3d.org/tikiwiki/Projects+Using+OGRE</text:span></text:a></text:p></text:note-body></text:note></text:span><text:span text:style-name="T10">.</text:span></text:p>
      <text:p text:style-name="Text_20_body"><text:tab/>Silnik gry zintegrowany będzie z interpreterem języka Lua, co pozwoli na programowanie logiki rozgrywki w formie skryptów. Lua zostanie również wykorzystana do zapisu plików konfiguracyjnych, co pozwoli uniknąć problemów z rozwijaniem własnego parsera przy zachowaniu dużej wydajności.</text:p>
      <text:p text:style-name="Text_20_body"><text:tab/><text:span text:style-name="T14">Do obsługi urządzeń wejściowych zostanie użyta </text:span><text:span text:style-name="T16">wydana na licencji GNU LGPL </text:span><text:span text:style-name="T14">biblioteka OIS (Object Oriented Input System). </text:span><text:span text:style-name="T17">Do jej najważniejszych zalet należy</text:span><text:span text:style-name="T15"> </text:span><text:span text:style-name="T26">przenośność</text:span><text:span text:style-name="T15"> oraz </text:span><text:span text:style-name="T16">bezproblemowa współpraca </text:span><text:span text:style-name="T15">z silnikiem Ogre. SDL umożliwia korzystanie z klawiatur, myszek, joysticków oraz gamepadów, także tych posiadających wiele osi </text:span><text:span text:style-name="T17">sterowania</text:span><text:span text:style-name="T15"> oraz funkcję wibracji (</text:span><text:span text:style-name="T3">force feedback</text:span><text:span text:style-name="T15">). </text:span></text:p>
      <text:p text:style-name="P9"><text:soft-page-break/><text:tab/></text:p>
      <text:p text:style-name="P4"><text:span text:style-name="T15"><text:tab/></text:span><text:span text:style-name="T18">Muzyka grająca w tle oraz efekty dźwiękowe towarzyszące rozgrywce będą odtwarzane za pomocą biblioteki OpenAL, </text:span><text:span text:style-name="T19">umożliwiającej uzyskanie realistycznego dźwięku przestrzennego. </text:span><text:span text:style-name="T23">Oprogramowanie to</text:span><text:span text:style-name="T22"> z</text:span><text:span text:style-name="T20">ostał</text:span><text:span text:style-name="T23">o</text:span><text:span text:style-name="T20"> z powodzeniem użyt</text:span><text:span text:style-name="T23">e</text:span><text:span text:style-name="T20"> w wielu komercyjnych grach</text:span><text:span text:style-name="T20"><text:note text:id="ftn3" text:note-class="footnote"><text:note-citation>3</text:note-citation><text:note-body><text:p text:style-name="Footnote"><text:span text:style-name="T20">Spis gier wykorzystujących OpenAL znajduje się pod adresem </text:span><text:a xlink:type="simple" xlink:href="http://connect.creativelabs.com/openal/OpenAL%20Wiki/Games.aspx"><text:span text:style-name="T20">http://connect.creativelabs.com/openal/OpenAL%20Wiki/Games.aspx</text:span></text:a><text:span text:style-name="T20">.</text:span></text:p></text:note-body></text:note></text:span><text:span text:style-name="T20">, co świadczy<text:line-break/>o je</text:span><text:span text:style-name="T23">go</text:span><text:span text:style-name="T20"> stabilności i dużych możliwościach. </text:span><text:span text:style-name="T21">Nie bez znaczenia jest też je</text:span><text:span text:style-name="T24">go</text:span><text:span text:style-name="T21"> przenośność – OpenAL działa </text:span><text:span text:style-name="T22">bowiem </text:span><text:span text:style-name="T21">m.in. w systemach Windows, Linux, Mac OS X oraz BS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Strona_20_tytułowa_20_1" style:display-name="Strona tytułowa 1" style:family="paragraph" style:parent-style-name="Standard" style:class="text">
      <style:paragraph-properties fo:margin-top="0cm" fo:margin-bottom="0.353cm" fo:line-height="115%" fo:text-align="center" style:justify-single-word="false" style:text-autospace="none"/>
      <style:text-properties style:font-name="Times New Roman" fo:font-size="24pt" style:font-name-asian="Calibri" style:font-size-asian="24pt" style:font-name-complex="Calibri" style:font-size-complex="24pt"/>
    </style:style>
    <style:style style:name="Strona_20_tytułowa_20_2" style:display-name="Strona tytułowa 2" style:family="paragraph" style:parent-style-name="Standard" style:class="text">
      <style:paragraph-properties fo:margin-top="0cm" fo:margin-bottom="0.353cm" fo:line-height="115%" fo:text-align="center" style:justify-single-word="false" style:text-autospace="none"/>
      <style:text-properties style:font-name="Times New Roman" fo:font-size="18pt" fo:font-style="normal" style:font-name-asian="Calibri" style:font-size-asian="18pt" style:font-style-asian="normal" style:font-name-complex="Calibri" style:font-size-complex="18pt" style:font-style-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er" style:next-style-name="Text_20_body" style:default-outline-level="1" style:class="text">
      <style:paragraph-properties fo:margin-left="0.76cm" fo:margin-right="0.199cm" fo:margin-top="0.319cm" fo:margin-bottom="0.31cm" fo:text-indent="-0.76cm" style:auto-text-indent="false">
        <style:tab-stops/>
      </style:paragraph-properties>
      <style:text-properties style:font-name="Times New Roman1"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econd_20_page"/>
    <style:master-page style:name="Spis_20_treści" style:display-name="Spis treści" style:page-layout-name="Mpm2" style:next-style-name="Fourth_20_page"/>
    <style:master-page style:name="Second_20_page" style:display-name="Second page" style:page-layout-name="Mpm3" style:next-style-name="Spis_20_treści"/>
    <style:master-page style:name="Fourth_20_page" style:display-name="Fourth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Krzysztof Kusiak</meta:initial-creator>
    <meta:creation-date>2010-10-22T23:07:20.77</meta:creation-date>
    <dc:date>2011-06-15T00:39:00.33</dc:date>
    <dc:creator>Rafał Łukaszewski</dc:creator>
    <meta:editing-duration>PT14H20M33S</meta:editing-duration>
    <meta:editing-cycles>84</meta:editing-cycles>
    <meta:generator>OpenOffice.org/3.1$Win32 OpenOffice.org_project/310m19$Build-9420</meta:generator>
    <meta:printed-by>Krzysztof Kusiak</meta:printed-by>
    <meta:print-date>2010-11-22T11:54:35</meta:print-date>
    <meta:document-statistic meta:table-count="1" meta:image-count="0" meta:object-count="0" meta:page-count="7" meta:paragraph-count="50" meta:word-count="530" meta:character-count="4183"/>
  </office:meta>
</office:document-meta>
</file>